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e43" officeooo:paragraph-rsid="000a4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игурирование Raspberry pi</text:p>
      <text:p text:style-name="P1"/>
      <text:p text:style-name="P1">1. sudo raspi-config</text:p>
      <text:p text:style-name="P1">2. Expand FileSystem</text:p>
      <text:p text:style-name="P1">3. Change user password</text:p>
      <text:p text:style-name="P1">4. Boot options — Desktop autologin</text:p>
      <text:p text:style-name="P1">5. Internationaltion options</text:p>
      <text:p text:style-name="P1">1. Locale — en_GB, ru_RU_KOI8, ru_RU_UTF8, ru_RU_CP2112</text:p>
      <text:p text:style-name="P1">2. TimeZone</text:p>
      <text:p text:style-name="P1">6. Advanced options - I2C, SSH enab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2:18:00.086244284</meta:creation-date>
    <dc:date>2015-11-12T12:27:02.267424171</dc:date>
    <meta:editing-duration>PT9M2S</meta:editing-duration>
    <meta:editing-cycles>1</meta:editing-cycles>
    <meta:document-statistic meta:table-count="0" meta:image-count="0" meta:object-count="0" meta:page-count="1" meta:paragraph-count="9" meta:word-count="36" meta:character-count="259" meta:non-whitespace-character-count="230"/>
    <meta:generator>LibreOffice/4.4.6.3$Linux_X86_64 LibreOffice_project/40m0$Build-3</meta:generator>
  </office:meta>
</office:document-meta>
</file>